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3-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ETRAYAL OF ABNER (3:1-3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BETRAYAL OF ABNER (3:1-3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details (3:1-2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details (3:1-2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avid's fortune (3:1-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avid's fortune (3:1-5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strength of his house (3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sons born to his house (3:2-5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details (3:1-27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avid's fortune (3:1-5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Ishbosheth's fall (3:6-27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Ishbosheth's fall (3:6-27)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rgument (3:6-1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greement (3:12-2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assassination (3:22-2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details (3:1-2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David's fortune (3:1-5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Ishbosheth's fall (3:6-2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BETRAYAL OF ABNER (3:1-39):<text:s text:c="1"/></text:span><text:span text:style-name="a525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details (3:1-2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denunciation (3:28-3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dejection (3:31-39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2 SAMUEL 3-4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BETRAYAL OF ABNER (3:1-3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BETRAYAL OF ISHBOSHETH (4:1-12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BETRAYAL OF ISHBOSHETH (4:1-12)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accident (4: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assassination (4:1-3, 5-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avenging (4:8-1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2 SAMUEL 3-4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THE BETRAYAL OF ABNER (3:1-39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HE BETRAYAL OF ISHBOSHETH (4:1-12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3-4</dc:title>
    <meta:initial-creator>David STRICKLAND</meta:initial-creator>
    <dc:creator>David STRICKLAND</dc:creator>
    <meta:creation-date>2020-02-24T10:49:26Z</meta:creation-date>
    <dc:date>2020-02-24T10:49:26Z</dc:date>
    <meta:template xlink:href="BibleStudy" xlink:type="simple"/>
    <meta:editing-cycles>1</meta:editing-cycles>
    <meta:editing-duration>PT0S</meta:editing-duration>
    <meta:document-statistic meta:paragraph-count="33" meta:word-count="206"/>
  </office:meta>
</office:document-meta>
</file>